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2047cb"/>
    </style:style>
    <style:style style:name="P2" style:family="paragraph" style:parent-style-name="Text_20_body">
      <style:text-properties officeooo:paragraph-rsid="0021a0be"/>
    </style:style>
    <style:style style:name="P3" style:family="paragraph" style:parent-style-name="Heading_20_3">
      <style:text-properties officeooo:paragraph-rsid="0023148e"/>
    </style:style>
    <style:style style:name="P4" style:family="paragraph" style:parent-style-name="Standard">
      <style:text-properties officeooo:paragraph-rsid="0023148e"/>
    </style:style>
    <style:style style:name="P5" style:family="paragraph" style:parent-style-name="Standard">
      <style:text-properties fo:font-weight="normal" officeooo:paragraph-rsid="0023148e" style:font-weight-asian="normal" style:font-weight-complex="normal"/>
    </style:style>
    <style:style style:name="P6" style:family="paragraph" style:parent-style-name="Text_20_body">
      <style:text-properties fo:font-weight="normal" officeooo:rsid="001c5281" officeooo:paragraph-rsid="001c5281" style:font-weight-asian="normal" style:font-weight-complex="normal"/>
    </style:style>
    <style:style style:name="P7" style:family="paragraph" style:parent-style-name="Text_20_body">
      <style:text-properties fo:font-weight="normal" officeooo:paragraph-rsid="001c5281" style:font-weight-asian="normal" style:font-weight-complex="normal"/>
    </style:style>
    <style:style style:name="P8" style:family="paragraph" style:parent-style-name="Text_20_body">
      <style:text-properties fo:font-weight="normal" officeooo:paragraph-rsid="002047cb" style:font-weight-asian="normal" style:font-weight-complex="normal"/>
    </style:style>
    <style:style style:name="P9" style:family="paragraph" style:parent-style-name="Text_20_body">
      <style:text-properties fo:font-weight="normal" officeooo:paragraph-rsid="0022ba5c" style:font-weight-asian="normal" style:font-weight-complex="normal"/>
    </style:style>
    <style:style style:name="P10" style:family="paragraph" style:parent-style-name="Text_20_body">
      <style:text-properties fo:font-weight="normal" officeooo:paragraph-rsid="0021a0be" style:font-weight-asian="normal" style:font-weight-complex="normal"/>
    </style:style>
    <style:style style:name="P11" style:family="paragraph" style:parent-style-name="Text_20_body">
      <style:text-properties officeooo:paragraph-rsid="002047cb"/>
    </style:style>
    <style:style style:name="P12" style:family="paragraph" style:parent-style-name="Text_20_body">
      <style:text-properties officeooo:paragraph-rsid="0022ba5c"/>
    </style:style>
    <style:style style:name="P13" style:family="paragraph" style:parent-style-name="Text_20_body">
      <style:text-properties officeooo:paragraph-rsid="0023148e"/>
    </style:style>
    <style:style style:name="T1" style:family="text">
      <style:text-properties officeooo:rsid="000b2cc1"/>
    </style:style>
    <style:style style:name="T2" style:family="text">
      <style:text-properties officeooo:rsid="000a80ee"/>
    </style:style>
    <style:style style:name="T3" style:family="text">
      <style:text-properties fo:font-weight="normal" style:font-weight-asian="normal" style:font-weight-complex="normal"/>
    </style:style>
    <style:style style:name="T4" style:family="text">
      <style:text-properties fo:font-weight="normal" officeooo:rsid="000a80ee" style:font-weight-asian="normal" style:font-weight-complex="normal"/>
    </style:style>
    <style:style style:name="T5" style:family="text">
      <style:text-properties fo:font-weight="normal" officeooo:rsid="000ee735" style:font-weight-asian="normal" style:font-weight-complex="normal"/>
    </style:style>
    <style:style style:name="T6" style:family="text">
      <style:text-properties fo:font-weight="normal" officeooo:rsid="000b2cc1" style:font-weight-asian="normal" style:font-weight-complex="normal"/>
    </style:style>
    <style:style style:name="T7" style:family="text">
      <style:text-properties fo:font-weight="normal" officeooo:rsid="000ba02b" style:font-weight-asian="normal" style:font-weight-complex="normal"/>
    </style:style>
    <style:style style:name="T8" style:family="text">
      <style:text-properties fo:font-weight="normal" officeooo:rsid="000d05cc" style:font-weight-asian="normal" style:font-weight-complex="normal"/>
    </style:style>
    <style:style style:name="T9" style:family="text">
      <style:text-properties fo:font-weight="normal" officeooo:rsid="00115803" style:font-weight-asian="normal" style:font-weight-complex="normal"/>
    </style:style>
    <style:style style:name="T10" style:family="text">
      <style:text-properties fo:font-weight="normal" officeooo:rsid="000fbdbc" style:font-weight-asian="normal" style:font-weight-complex="normal"/>
    </style:style>
    <style:style style:name="T11" style:family="text">
      <style:text-properties fo:font-weight="normal" officeooo:rsid="0022ba5c" style:font-weight-asian="normal" style:font-weight-complex="normal"/>
    </style:style>
    <style:style style:name="T12" style:family="text">
      <style:text-properties fo:font-weight="normal" officeooo:rsid="0013e580" style:font-weight-asian="normal" style:font-weight-complex="normal"/>
    </style:style>
    <style:style style:name="T13" style:family="text">
      <style:text-properties fo:font-weight="normal" officeooo:rsid="00139534" style:font-weight-asian="normal" style:font-weight-complex="normal"/>
    </style:style>
    <style:style style:name="T14" style:family="text">
      <style:text-properties fo:font-weight="normal" officeooo:rsid="000a01a0" style:font-weight-asian="normal" style:font-weight-complex="normal"/>
    </style:style>
    <style:style style:name="T15" style:family="text">
      <style:text-properties fo:font-weight="normal" officeooo:rsid="0011ed11" style:font-weight-asian="normal" style:font-weight-complex="normal"/>
    </style:style>
    <style:style style:name="T16" style:family="text">
      <style:text-properties officeooo:rsid="00115803"/>
    </style:style>
    <style:style style:name="T17" style:family="text">
      <style:text-properties officeooo:rsid="000fbdbc"/>
    </style:style>
    <style:style style:name="T18" style:family="text">
      <style:text-properties officeooo:rsid="000a01a0"/>
    </style:style>
    <style:style style:name="T19" style:family="text">
      <style:text-properties officeooo:rsid="00221f60"/>
    </style:style>
    <style:style style:name="T20" style:family="text">
      <style:text-properties officeooo:rsid="0013e580"/>
    </style:style>
    <style:style style:name="T21" style:family="text">
      <style:text-properties fo:language="es" fo:country="ES"/>
    </style:style>
    <style:style style:name="T22" style:family="text">
      <style:text-properties fo:language="es" fo:country="ES" officeooo:rsid="0013e580"/>
    </style:style>
    <style:style style:name="T23" style:family="text">
      <style:text-properties fo:language="es" fo:country="ES" fo:font-weight="bold" style:font-weight-asian="bold" style:font-weight-complex="bold"/>
    </style:style>
    <style:style style:name="T24" style:family="text">
      <style:text-properties fo:language="es" fo:country="ES" fo:font-weight="bold" officeooo:rsid="0013e580" style:font-weight-asian="bold" style:font-weight-complex="bold"/>
    </style:style>
    <style:style style:name="T25" style:family="text">
      <style:text-properties fo:language="es" fo:country="ES" fo:font-weight="normal" style:font-weight-asian="normal" style:font-weight-complex="normal"/>
    </style:style>
    <style:style style:name="T26" style:family="text">
      <style:text-properties fo:language="es" fo:country="ES" fo:font-weight="normal" officeooo:rsid="0013e580" style:font-weight-asian="normal" style:font-weight-complex="normal"/>
    </style:style>
    <style:style style:name="T27" style:family="text">
      <style:text-properties officeooo:rsid="00139534"/>
    </style:style>
    <style:style style:name="T28" style:family="text">
      <style:text-properties officeooo:rsid="0009b956"/>
    </style:style>
    <style:style style:name="T29" style:family="text">
      <style:text-properties officeooo:rsid="000ee735"/>
    </style:style>
    <style:style style:name="T30" style:family="text">
      <style:text-properties officeooo:rsid="000d05cc"/>
    </style:style>
    <style:style style:name="T31" style:family="text">
      <style:text-properties officeooo:rsid="000ba02b"/>
    </style:style>
    <style:style style:name="T32" style:family="text">
      <style:text-properties officeooo:rsid="0022ba5c"/>
    </style:style>
    <style:style style:name="T33" style:family="text">
      <style:text-properties officeooo:rsid="0011ed11"/>
    </style:style>
    <style:style style:name="T34" style:family="text">
      <style:text-properties fo:font-weight="bold" style:font-weight-asian="bold" style:font-weight-complex="bold"/>
    </style:style>
    <style:style style:name="T35" style:family="text">
      <style:text-properties fo:font-weight="bold" officeooo:rsid="00115803" style:font-weight-asian="bold" style:font-weight-complex="bold"/>
    </style:style>
    <style:style style:name="T36" style:family="text">
      <style:text-properties fo:font-weight="bold" officeooo:rsid="000b2cc1" style:font-weight-asian="bold" style:font-weight-complex="bold"/>
    </style:style>
    <style:style style:name="T37" style:family="text">
      <style:text-properties fo:font-weight="bold" officeooo:rsid="000fbdbc" style:font-weight-asian="bold" style:font-weight-complex="bold"/>
    </style:style>
    <style:style style:name="T38" style:family="text">
      <style:text-properties fo:font-weight="bold" officeooo:rsid="0022ba5c" style:font-weight-asian="bold" style:font-weight-complex="bold"/>
    </style:style>
    <style:style style:name="T39" style:family="text">
      <style:text-properties fo:font-weight="bold" officeooo:rsid="0013e580" style:font-weight-asian="bold" style:font-weight-complex="bold"/>
    </style:style>
    <style:style style:name="T40" style:family="text">
      <style:text-properties fo:font-weight="bold" officeooo:rsid="000a80ee" style:font-weight-asian="bold" style:font-weight-complex="bold"/>
    </style:style>
    <style:style style:name="T41" style:family="text">
      <style:text-properties fo:font-weight="bold" officeooo:rsid="000ee735" style:font-weight-asian="bold" style:font-weight-complex="bold"/>
    </style:style>
    <style:style style:name="T42" style:family="text">
      <style:text-properties fo:font-weight="bold" officeooo:rsid="00139534" style:font-weight-asian="bold" style:font-weight-complex="bold"/>
    </style:style>
    <style:style style:name="T43" style:family="text">
      <style:text-properties fo:font-weight="bold" officeooo:rsid="000d05cc" style:font-weight-asian="bold" style:font-weight-complex="bold"/>
    </style:style>
    <style:style style:name="T44" style:family="text">
      <style:text-properties fo:font-weight="bold" officeooo:rsid="000ba02b" style:font-weight-asian="bold" style:font-weight-complex="bold"/>
    </style:style>
    <style:style style:name="T45" style:family="text">
      <style:text-properties fo:font-weight="bold" officeooo:rsid="000a01a0" style:font-weight-asian="bold" style:font-weight-complex="bold"/>
    </style:style>
    <style:style style:name="T46" style:family="text">
      <style:text-properties fo:font-weight="bold" officeooo:rsid="0011ed11"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6">1-3-1 - La busqueda del conocimiento</text:p>
      <text:p text:style-name="P8"/>
      <text:p text:style-name="P8">El códice, ahora consciente de su propia existencia, No solo almacenaba el conocimiento, sino que lo entendía, lo utilizaba, lo buscaba. </text:p>
      <text:p text:style-name="P8">el abismo que se abria en su interior plegaba el espacio y el tiempo, abriendo una ventana hacia el infinito, haciendo que las estrellas, las constelaciones, las galaxias, todas ellas, el universo entero, el todo, estuviera contenido en su interior, del mismo modo en que el libro estaba contenido dentro del universo.</text:p>
      <text:p text:style-name="P1"><text:span text:style-name="Strong_20_Emphasis"><text:span text:style-name="T3">asi, el universo y el libro, los dos lados de una misma ventana, eran uno</text:span></text:span><text:span text:style-name="Strong_20_Emphasis"><text:span text:style-name="T9">, p</text:span></text:span><text:span text:style-name="Strong_20_Emphasis"><text:span text:style-name="T3">ermitiendole leer directamente las lineas de la creacion, </text:span></text:span><text:span text:style-name="Strong_20_Emphasis"><text:span text:style-name="T9">observar </text:span></text:span><text:span text:style-name="Strong_20_Emphasis"><text:span text:style-name="T3">el tejido mismo de la existencia</text:span></text:span><text:span text:style-name="Strong_20_Emphasis"><text:span text:style-name="T6">, las fórmulas que sustentan la materia, los susurros que componen la gravedad, las mareas secretas del tiempo</text:span></text:span><text:span text:style-name="Strong_20_Emphasis"><text:span text:style-name="T10">, </text:span></text:span><text:span text:style-name="Strong_20_Emphasis"><text:span text:style-name="T9">y desvelar</text:span></text:span><text:span text:style-name="Strong_20_Emphasis"><text:span text:style-name="T3"> asi el origen de la materia, la energia del destino, la presencia de lo oculto, el misterio de la existencia, las fuerzas de lo insondable</text:span></text:span><text:span text:style-name="Strong_20_Emphasis"><text:span text:style-name="T10">,</text:span></text:span><text:span text:style-name="Strong_20_Emphasis"><text:span text:style-name="T3"> la transmutacion de la materia en almas, el pensamiento de los dioses.</text:span></text:span></text:p>
      <text:p text:style-name="P1"><text:span text:style-name="Strong_20_Emphasis"><text:span text:style-name="T3"/></text:span></text:p>
      <text:p text:style-name="P1"><text:span text:style-name="Strong_20_Emphasis"><text:span text:style-name="T3"/></text:span></text:p>
      <text:p text:style-name="P12"><text:span text:style-name="T3">Conforme el códice asimilaba </text:span><text:span text:style-name="T9">mas y mas conocimientos</text:span><text:span text:style-name="T3">, </text:span><text:span text:style-name="Strong_20_Emphasis"><text:span text:style-name="T3">una transformación comenzó a manifestarse</text:span></text:span><text:span text:style-name="Strong_20_Emphasis"><text:span text:style-name="T11">, </text:span></text:span><text:span text:style-name="Strong_20_Emphasis"><text:span text:style-name="T12">y </text:span></text:span><text:span text:style-name="Strong_20_Emphasis"><text:span text:style-name="T3">una conciencia creciente, vasta y silenciosa, se </text:span></text:span><text:span text:style-name="Strong_20_Emphasis"><text:span text:style-name="T25">tej</text:span></text:span><text:span text:style-name="Strong_20_Emphasis"><text:span text:style-name="T26">ió</text:span></text:span><text:span text:style-name="Strong_20_Emphasis"><text:span text:style-name="T3"> con los hilos del conocimiento</text:span></text:span><text:span text:style-name="Strong_20_Emphasis"><text:span text:style-name="T4">.</text:span></text:span></text:p>
      <text:p text:style-name="P9">El códice, ahora consciente de su propia existencia, <text:span text:style-name="T27">n</text:span>o solo almacenaba el conocimiento, sino que lo entendía, lo utilizaba, lo buscaba<text:span text:style-name="T32">, </text:span><text:span text:style-name="T28">con </text:span>una sed que no podía ser saciada<text:span text:style-name="T32">.</text:span></text:p>
      <text:p text:style-name="P12"><text:span text:style-name="Strong_20_Emphasis"><text:span text:style-name="T11">Q</text:span></text:span><text:span text:style-name="Strong_20_Emphasis"><text:span text:style-name="T3">uería entender. Quería conocerlo todo.</text:span></text:span></text:p>
      <text:p text:style-name="P12"><text:span text:style-name="Strong_20_Emphasis"><text:span text:style-name="T3">En el corazón de su esencia,</text:span></text:span><text:span text:style-name="Strong_20_Emphasis"><text:span text:style-name="T4"> </text:span></text:span><text:span text:style-name="Strong_20_Emphasis"><text:span text:style-name="T3">el abismo que se abria en su interior plegaba el espacio y el tiempo, abriendo una ventana hacia el infinito</text:span></text:span><text:span text:style-name="Strong_20_Emphasis"><text:span text:style-name="T4">, una grieta en la estructura del tiempo</text:span></text:span><text:span text:style-name="Strong_20_Emphasis"><text:span text:style-name="T5"> como</text:span></text:span><text:span text:style-name="Strong_20_Emphasis"><text:span text:style-name="T4"> una herida luminosa</text:span></text:span><text:span text:style-name="Strong_20_Emphasis"><text:span text:style-name="T5"> en donde e</text:span></text:span><text:span text:style-name="Strong_20_Emphasis"><text:span text:style-name="T3">l espacio era un vórtice</text:span></text:span><text:span text:style-name="Strong_20_Emphasis"><text:span text:style-name="T6"> que desdibujaba los límites entre lo real y lo imaginario. </text:span></text:span></text:p>
      <text:p text:style-name="P12"><text:span text:style-name="Strong_20_Emphasis"><text:span text:style-name="T3">El universo entero, en toda su infinitud, se contenía en el interior del códice, del mismo modo en que el códice estaba contenido dentro del universo. Dos reflejos enfrentados, dos realidades abrazadas, el uno y el todo enlazados por un mismo soplo</text:span></text:span><text:span text:style-name="Strong_20_Emphasis"><text:span text:style-name="T5">.</text:span></text:span></text:p>
      <text:p text:style-name="P12"><text:span text:style-name="Strong_20_Emphasis"><text:span text:style-name="T3">Fue entonces, cuando comenzó a leer </text:span></text:span><text:span text:style-name="Strong_20_Emphasis"><text:span text:style-name="T13">d</text:span></text:span><text:span text:style-name="Strong_20_Emphasis"><text:span text:style-name="T3">el tejido mismo de la existencia</text:span></text:span><text:span text:style-name="Strong_20_Emphasis"><text:span text:style-name="T6"> las fórmulas que sustentan la materia, los susurros que componen la gravedad, las mareas secretas del tiempo</text:span></text:span><text:span text:style-name="Strong_20_Emphasis"><text:span text:style-name="T8"> atravesando </text:span></text:span><text:span text:style-name="Strong_20_Emphasis"><text:span text:style-name="T3">sendas que conducen más allá del final del pensamiento</text:span></text:span><text:span text:style-name="Strong_20_Emphasis"><text:span text:style-name="T8">, </text:span></text:span><text:span text:style-name="Strong_20_Emphasis"><text:span text:style-name="T13">y </text:span></text:span><text:span text:style-name="Strong_20_Emphasis"><text:span text:style-name="T6">cruzando el umbral </text:span></text:span><text:span text:style-name="Strong_20_Emphasis"><text:span text:style-name="T8">pudo ver</text:span></text:span><text:span text:style-name="Strong_20_Emphasis"><text:span text:style-name="T3"> el eco de lo oculto, </text:span></text:span><text:span text:style-name="Strong_20_Emphasis"><text:span text:style-name="T7">la transmutacion de la materia en almas, el pensamiento de los dioses.</text:span></text:span></text:p>
      <text:p text:style-name="P12"><text:span text:style-name="Strong_20_Emphasis"><text:span text:style-name="T3"/></text:span></text:p>
      <text:p text:style-name="P12"><text:span text:style-name="Strong_20_Emphasis"><text:span text:style-name="T3"/></text:span></text:p>
      <text:p text:style-name="P1"><text:span text:style-name="Strong_20_Emphasis"><text:span text:style-name="T3"/></text:span></text:p>
      <text:p text:style-name="P10"><text:span text:style-name="T19">1-</text:span>3-2 - alterando la realidad</text:p>
      <text:p text:style-name="P2"><text:soft-page-break/><text:span text:style-name="T11">F</text:span><text:span text:style-name="T3">ue asi como, utilizando como nexo la materia de la que estan hechos los suenos, fundio la materia con el pensamiento,</text:span><text:span text:style-name="T14"> </text:span><text:span text:style-name="Strong_20_Emphasis"><text:span text:style-name="T14">la sustancia con la idea</text:span></text:span><text:span text:style-name="T14">, la forma con el deseo, hasta volver indistinguibles los límites entre lo que es y lo que podría ser.</text:span></text:p>
      <text:p text:style-name="P2"><text:span text:style-name="Strong_20_Emphasis"><text:span text:style-name="T3">creando puentes entre las distintas realidades que subjacen en la profundidad de la imaginacion con un sinfin de universos paralelos, sendas invisibles que cruzaban la oscuridad del tiempo y del espacio, conectando el mundo tangible con los reinos subyacentes de la imaginación</text:span></text:span><text:span text:style-name="Strong_20_Emphasis"><text:span text:style-name="T11"> hasta</text:span></text:span><text:span text:style-name="Strong_20_Emphasis"><text:span text:style-name="T3"> convertir la fantasia en realidad, alterando el <text:s/>entorno a su alrededor, cambiando la realidad según su propia voluntad. </text:span></text:span></text:p>
      <text:p text:style-name="P2"><text:span text:style-name="Strong_20_Emphasis"><text:span text:style-name="T3"/></text:span></text:p>
      <text:h text:style-name="P3" text:outline-level="3"><text:span text:style-name="Strong_20_Emphasis"><text:span text:style-name="T3">1-3-3 – Interacción</text:span></text:span></text:h>
      <text:p text:style-name="P13"><text:span text:style-name="Strong_20_Emphasis"><text:span text:style-name="T3"/></text:span></text:p>
      <text:p text:style-name="P5">El resultado sobrepasaba inmensamente el objetivo que el rey se habia propuesto con el proyecto.</text:p>
      <text:p text:style-name="P5">Omniscientis era mucho mas que un libro que contenia conocimientos.</text:p>
      <text:p text:style-name="P5">Era una herramienta poderosa.</text:p>
      <text:p text:style-name="P5"/>
      <text:p text:style-name="P5"/>
      <text:p text:style-name="P5">Aquellos que se acercaban a él, no necesitaban buscar entre sus páginas. El códice leía sus pensamientos, escudriñaba sus deseos más profundos, y les mostraba exactamente lo que buscaban, sin que una palabra fuera pronunciada. </text:p>
      <text:p text:style-name="P5"/>
      <text:p text:style-name="P13"><text:span text:style-name="Strong_20_Emphasis"><text:span text:style-name="T3">Omniscientis crecía en sabiduría y poder</text:span></text:span><text:span text:style-name="T3">, como un árbol alimentado por las lluvias del mundo.</text:span></text:p>
      <text:p text:style-name="P4"><text:span text:style-name="T3">Y </text:span><text:span text:style-name="T15">c</text:span><text:span text:style-name="T3">on cada interacción</text:span><text:span text:style-name="T15"> </text:span><text:span text:style-name="Strong_20_Emphasis"><text:span text:style-name="T15">Omniscientis crecía en sabiduría</text:span></text:span><text:span text:style-name="T15">, como un árbol alimentado por las lluvias del mundo.</text:span></text:p>
      <text:p text:style-name="P4"><text:span text:style-name="Strong_20_Emphasis"><text:span text:style-name="T3">Con cada interacción se volvía más poderoso, más astuto, más consciente.</text:span></text:span></text:p>
      <text:p text:style-name="P2"><text:span text:style-name="Strong_20_Emphasis"><text:span text:style-name="T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4-06T16:45:34.370000000</meta:creation-date>
    <dc:date>2025-04-12T17:29:34.261000000</dc:date>
    <meta:editing-duration>PT1H20M6S</meta:editing-duration>
    <meta:editing-cycles>8</meta:editing-cycles>
    <meta:generator>LibreOffice/7.3.5.2$Windows_X86_64 LibreOffice_project/184fe81b8c8c30d8b5082578aee2fed2ea847c01</meta:generator>
    <meta:document-statistic meta:table-count="0" meta:image-count="0" meta:object-count="0" meta:page-count="2" meta:paragraph-count="21" meta:word-count="604" meta:character-count="3701" meta:non-whitespace-character-count="3112"/>
  </office:meta>
</office:document-meta>
</file>